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Normal">
      <style:text-properties style:font-name="Arial" fo:font-size="12pt" style:font-size-asian="12pt" style:font-name-complex="Arial" style:font-size-complex="12pt"/>
    </style:style>
    <style:style style:name="P3" style:family="paragraph" style:parent-style-name="Normal" style:list-style-name="L1">
      <style:text-properties style:font-name="Arial" fo:font-size="12pt" style:font-size-asian="12pt" style:font-name-complex="Aria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 2012</text:p>
      <text:p text:style-name="P1">Deltagere fremmødt: René, Sam, Nicolaj, Cong, Yusuf, Michael, Søren <text:line-break/>Digitalt fremmødt: Ingen<text:line-break/>Ikke fremmødt: Ingen</text:p>
      <text:p text:style-name="P1">Dagen i dag gik på, at der skulle laves XP mellem de forskellige små grupper. Grupperne var således fordelt:</text:p>
      <text:list xml:id="list43442061" text:style-name="L1">
        <text:list-item>
          <text:p text:style-name="P3">René og Sam</text:p>
        </text:list-item>
        <text:list-item>
          <text:p text:style-name="P3">Søren og Cong</text:p>
        </text:list-item>
        <text:list-item>
          <text:p text:style-name="P3">Michael og Yusuf</text:p>
        </text:list-item>
        <text:list-item>
          <text:p text:style-name="P3">Nicolaj</text:p>
        </text:list-item>
      </text:list>
      <text:p text:style-name="P1">Arbejdet foregik på Dalgas Avenue (gamle Ingeniørhøjskolen), hvor der blev arbejdet.</text:p>
      <text:p text:style-name="P1">Der noteres, at folk stadig arbejder frem og tilbage med handins fra kurserne, så derfor vil projektet være en smule 'nedprioriteret'.</text:p>
      <text:p text:style-name="P1">Efter dagen i dag har der været fremskridt, idet der er blevet nået den mængde arbejde, der er sat af til. Folk har jævnligt fået opdateret scrumWise, hvormed det kan ses, hvor meget arbejde der er blevet lavet. Andet godt er XP-programmeringen, da den har optimeret arbejdsprocessen.</text:p>
      <text:p text:style-name="P1">Manglende faste pauser førte dog til ukoncentrerede momenter nogle gange...</text:p>
      <text:p text:style-name="P1">Næste møde holdes torsdag d. 3. maj efter SWT. Dette var skemalagt på forhå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meta:initial-creator>Sam Luu Tong</meta:initial-creator>
    <meta:creation-date>2012-02-23T07:52:00Z</meta:creation-date>
    <dc:date>2012-05-02T23:33:28.37</dc:date>
    <meta:editing-cycles>4</meta:editing-cycles>
    <meta:editing-duration>PT3M6S</meta:editing-duration>
    <meta:document-statistic meta:table-count="0" meta:image-count="0" meta:object-count="0" meta:page-count="1" meta:paragraph-count="12" meta:word-count="154" meta:character-count="939" meta:non-whitespace-character-count="800"/>
    <meta:template xlink:type="simple" xlink:actuate="onRequest" xlink:title="" xlink:href="Normal"/>
  </office:meta>
</office:document-meta>
</file>